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>
      <style:text-properties style:text-position="0% 100%" style:font-name="Trebuchet MS"/>
    </style:style>
    <style:style style:name="P5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</style:style>
    <style:style style:name="P8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text-position="0% 100%" style:font-name="Trebuchet MS"/>
    </style:style>
    <style:style style:name="P11" style:family="paragraph" style:parent-style-name="Standard">
      <style:paragraph-properties fo:break-before="page"/>
      <style:text-properties style:font-name="Trebuchet MS"/>
    </style:style>
    <style:style style:name="P12" style:family="paragraph" style:parent-style-name="Text_20_body">
      <style:text-properties style:font-name="Courier New"/>
    </style:style>
    <style:style style:name="P13" style:family="paragraph" style:parent-style-name="Standard">
      <style:text-properties style:text-position="0% 100%" style:font-name="Trebuchet MS" fo:font-style="normal" style:font-style-asian="normal" style:font-style-complex="normal"/>
    </style:style>
    <style:style style:name="P14" style:family="paragraph" style:parent-style-name="Standard">
      <style:text-properties style:text-position="0% 100%" style:font-name="Trebuchet M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rebuchet MS" fo:font-weight="bold" fo:background-color="#0000ff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Trebuchet MS" fo:font-weight="bold" fo:background-color="#0000ff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8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9" style:family="paragraph" style:parent-style-name="Standard">
      <style:text-properties style:font-name="Trebuchet MS" style:text-underline-style="none"/>
    </style:style>
    <style:style style:name="P20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21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Trebuchet M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letter-kerning="true"/>
    </style:style>
    <style:style style:name="T14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3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28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29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35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6.528cm" svg:height="2.101cm" draw:z-index="36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4">B<text:tab/><text:tab/>the money available TO BE BET, this does not include money already bet (you must choose a consistent frame of reference. It doesn't matter what frame of reference you use)</text:p>
      <text:p text:style-name="P4">f<text:span text:style-name="T2">pot</text:span><text:tab/><text:tab/>the fraction of my bankroll available to be won, from the pot<text:line-break/><text:tab/><text:tab/><text:tab/>(dead from previous rounds and called bets)</text:p>
      <text:p text:style-name="P4">e<text:tab/><text:tab/>number of people that have already called plus the initial better, added to the potential future calls;<text:line-break/><text:tab/><text:tab/><text:tab/>also the number of people to BEAT.</text:p>
      <text:p text:style-name="P4">e*<text:tab/><text:tab/>number of people expected to call the bet</text:p>
      <text:p text:style-name="P4">(f + f<text:span text:style-name="T2">d</text:span>)<text:tab/>the amount to bet. This is our input/independent variable function input</text:p>
      <text:p text:style-name="P4">losses<text:tab/><text:tab/>percent chance to lose against one hand</text:p>
      <text:p text:style-name="P4">splits<text:tab/><text:tab/>percent chance to split with one hand</text:p>
      <text:p text:style-name="P4">wins<text:tab/><text:tab/>percent change to win</text:p>
      <text:p text:style-name="P4"/>
      <text:p text:style-name="P4"/>
      <text:p text:style-name="P5"><text:span text:style-name="T3">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4"/>
      <text:p text:style-name="P4">From the function, find the maximum gain bet (quadratic optimization) and the equal-to-folding bet after the max:<draw:frame draw:style-name="fr1" draw:name="Object15" text:anchor-type="as-char" svg:width="2.956cm" svg:height="0.607cm" draw:z-index="3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38"><draw:object xlink:href="./Object 5" xlink:type="simple" xlink:show="embed" xlink:actuate="onLoad"/><draw:image xlink:href="./ObjectReplacements/Object 5" xlink:type="simple" xlink:show="embed" xlink:actuate="onLoad"/></draw:frame></text:p>
      <text:p text:style-name="P4">It is probably best to approximate the derivative for the root-finding via Newton's Method.</text:p>
      <text:p text:style-name="P4">Try the following, remembering that e* is a function of (f + f<text:span text:style-name="T2">d</text:span>) too!</text:p>
      <text:p text:style-name="P4"><draw:frame draw:style-name="fr1" draw:name="Object16" text:anchor-type="as-char" svg:width="15.723cm" svg:height="1.415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17" text:anchor-type="as-char" svg:width="17.563cm" svg:height="3.133cm" draw:z-index="16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Now for the tricks</text:p>
      <text:p text:style-name="P4"><draw:frame draw:style-name="fr1" draw:name="Object21" text:anchor-type="as-char" svg:width="5.419cm" svg:height="0.543cm" draw:z-index="39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1" draw:name="Object18" text:anchor-type="as-char" svg:width="4.189cm" svg:height="0.55cm" draw:z-index="41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20" text:anchor-type="as-char" svg:width="15.432cm" svg:height="1.169cm" draw:z-index="42"><draw:object xlink:href="./Object 6" xlink:type="simple" xlink:show="embed" xlink:actuate="onLoad"/><draw:image xlink:href="./ObjectReplacements/Object 6" xlink:type="simple" xlink:show="embed" xlink:actuate="onLoad"/></draw:frame></text:p>
      <text:p text:style-name="P4">then Newton's Method is:</text:p>
      <text:p text:style-name="P4"><draw:frame draw:style-name="fr1" draw:name="Object22" text:anchor-type="as-char" svg:width="3.637cm" svg:height="1.092cm" draw:z-index="4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4">Use G(x) to track the eps_abs and x<text:span text:style-name="T2">n+1</text:span> to track eps_step, and we know we are restricting it to bet-width minimum steps.</text:p>
      <text:p text:style-name="P4">Alternatively,</text:p>
      <text:p text:style-name="P4"><draw:frame draw:style-name="fr1" draw:name="Object23" text:anchor-type="as-char" svg:width="19.521cm" svg:height="1.415cm" draw:z-index="44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Object24" text:anchor-type="as-char" svg:width="18.664cm" svg:height="1.393cm" draw:z-index="50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>Improving upon e* to make class ExactCall,</text:p>
      <text:p text:style-name="P4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4">Divide to determine fraction relative to MY bankroll.</text:p>
      <text:p text:style-name="P4"/>
      <text:p text:style-name="P4"/>
      <text:p text:style-name="P4">As for determining de*,<draw:frame draw:style-name="fr1" draw:name="Object51" text:anchor-type="as-char" svg:width="4.738cm" svg:height="1.028cm" draw:z-index="12"><draw:object xlink:href="./Object 35" xlink:type="simple" xlink:show="embed" xlink:actuate="onLoad"/><draw:image xlink:href="./ObjectReplacements/Object 35" xlink:type="simple" xlink:show="embed" xlink:actuate="onLoad"/></draw:frame></text:p>
      <text:p text:style-name="P4">Notice that if the bet DOES NOT put the first opponent all-in,</text:p>
      <text:p text:style-name="P4"><draw:frame draw:style-name="fr1" draw:name="Object50" text:anchor-type="as-char" svg:width="8.685cm" svg:height="1.284cm" draw:z-index="51"><draw:object xlink:href="./Object 34" xlink:type="simple" xlink:show="embed" xlink:actuate="onLoad"/><draw:image xlink:href="./ObjectReplacements/Object 34" xlink:type="simple" xlink:show="embed" xlink:actuate="onLoad"/></draw:frame></text:p>
      <text:p text:style-name="P4"><draw:frame draw:style-name="fr1" draw:name="Object56" text:anchor-type="as-char" svg:width="16.464cm" svg:height="1.374cm" draw:z-index="52"><draw:object xlink:href="./Object 40" xlink:type="simple" xlink:show="embed" xlink:actuate="onLoad"/><draw:image xlink:href="./ObjectReplacements/Object 40" xlink:type="simple" xlink:show="embed" xlink:actuate="onLoad"/></draw:frame></text:p>
      <text:p text:style-name="P4"/>
      <text:p text:style-name="Standard">Obviously if the first opponent is pushed all in, de* = 0.</text:p>
      <text:p text:style-name="P4">Now, when accounting for previous expected bets, try this:</text:p>
      <text:p text:style-name="P4"><draw:frame draw:style-name="fr1" draw:name="Object52" text:anchor-type="as-char" svg:width="9.139cm" svg:height="1.372cm" draw:z-index="53"><draw:object xlink:href="./Object 36" xlink:type="simple" xlink:show="embed" xlink:actuate="onLoad"/><draw:image xlink:href="./ObjectReplacements/Object 36" xlink:type="simple" xlink:show="embed" xlink:actuate="onLoad"/></draw:frame></text:p>
      <text:p text:style-name="P4"><draw:frame draw:style-name="fr1" draw:name="Object53" text:anchor-type="as-char" svg:width="20.553cm" svg:height="1.448cm" draw:z-index="54"><draw:object xlink:href="./Object 37" xlink:type="simple" xlink:show="embed" xlink:actuate="onLoad"/><draw:image xlink:href="./ObjectReplacements/Object 37" xlink:type="simple" xlink:show="embed" xlink:actuate="onLoad"/></draw:frame></text:p>
      <text:p text:style-name="P4">Simplifying,</text:p>
      <text:p text:style-name="P4"><draw:frame draw:style-name="fr1" draw:name="Object54" text:anchor-type="as-char" svg:width="11.873cm" svg:height="1.372cm" draw:z-index="55"><draw:object xlink:href="./Object 38" xlink:type="simple" xlink:show="embed" xlink:actuate="onLoad"/><draw:image xlink:href="./ObjectReplacements/Object 38" xlink:type="simple" xlink:show="embed" xlink:actuate="onLoad"/></draw:frame></text:p>
      <text:p text:style-name="P4"><draw:frame draw:style-name="fr1" draw:name="Object55" text:anchor-type="as-char" svg:width="17.736cm" svg:height="1.453cm" draw:z-index="56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7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57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59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60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62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7">Okay. Here is a situation. Bluffing when valuable:</text:p>
      <text:p text:style-name="Standard"><draw:frame draw:style-name="fr1" draw:name="Object61" text:anchor-type="as-char" svg:width="4.96cm" svg:height="0.728cm" draw:z-index="61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63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64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65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66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67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68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69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73"><draw:object xlink:href="./Object 107" xlink:type="simple" xlink:show="embed" xlink:actuate="onLoad"/><draw:image xlink:href="./ObjectReplacements/Object 107" xlink:type="simple" xlink:show="embed" xlink:actuate="onLoad"/></draw:frame></text:p>
      <text:p text:style-name="P8">Pot committed stubbornness</text:p>
      <text:p text:style-name="P9"/>
      <text:p text:style-name="P9"><draw:frame draw:style-name="fr1" draw:name="Object25" text:anchor-type="as-char" svg:width="20.417cm" svg:height="0.704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9"><draw:frame draw:style-name="fr1" draw:name="Object59" text:anchor-type="as-char" svg:width="23.694cm" svg:height="1.393cm" draw:z-index="58"><draw:object xlink:href="./Object 43" xlink:type="simple" xlink:show="embed" xlink:actuate="onLoad"/><draw:image xlink:href="./ObjectReplacements/Object 43" xlink:type="simple" xlink:show="embed" xlink:actuate="onLoad"/></draw:frame></text:p>
      <text:p text:style-name="P9"/>
      <text:p text:style-name="P9"/>
      <text:p text:style-name="P9"/>
      <text:p text:style-name="P9"><draw:frame draw:style-name="fr1" draw:name="Object58" text:anchor-type="as-char" svg:width="16.722cm" svg:height="2.096cm" draw:z-index="75"><draw:object xlink:href="./Object 42" xlink:type="simple" xlink:show="embed" xlink:actuate="onLoad"/><draw:image xlink:href="./ObjectReplacements/Object 42" xlink:type="simple" xlink:show="embed" xlink:actuate="onLoad"/></draw:frame></text:p>
      <text:p text:style-name="P9"/>
      <text:p text:style-name="P9"><draw:frame draw:style-name="fr1" draw:name="Object60" text:anchor-type="as-char" svg:width="20.989cm" svg:height="3.133cm" draw:z-index="76"><draw:object xlink:href="./Object 44" xlink:type="simple" xlink:show="embed" xlink:actuate="onLoad"/><draw:image xlink:href="./ObjectReplacements/Object 44" xlink:type="simple" xlink:show="embed" xlink:actuate="onLoad"/></draw:frame></text:p>
      <text:p text:style-name="P9"/>
      <text:p text:style-name="P9">When the above was implemented, no change was detectable in the program. This confirms the theory that all frames of reference are equal.</text:p>
      <text:p text:style-name="P7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77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79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84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85"><draw:object xlink:href="./Object 41" xlink:type="simple" xlink:show="embed" xlink:actuate="onLoad"/><draw:image xlink:href="./ObjectReplacements/Object 41" xlink:type="simple" xlink:show="embed" xlink:actuate="onLoad"/></draw:frame></text:p>
      <text:p text:style-name="P10">We need to make the deterrent relative to something. Say, the call size c, or p/e or maybe (c+ p/e)...</text:p>
      <text:p text:style-name="P4">So</text:p>
      <text:p text:style-name="P4">Let d represent this constant.</text:p>
      <text:p text:style-name="P4">We will let v be the amount bet so far.</text:p>
      <text:p text:style-name="P4"/>
      <text:p text:style-name="P4">Then</text:p>
      <text:p text:style-name="P3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74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3"/>
      <text:p text:style-name="P3"/>
      <text:p text:style-name="P11">Okay. What is your expected gain if you fold? It's not what we have now.</text:p>
      <text:p text:style-name="P12">(1 - (baseFraction+(bigBlindFraction+smallBlindFraction)*blindsPow)*handFreq);</text:p>
      <text:p text:style-name="P3"/>
      <text:p text:style-name="P3">Say, p% chance to win is the best hand in n hands. That means, <text:s/><draw:frame draw:style-name="fr1" draw:name="Object127" text:anchor-type="as-char" svg:width="1.713cm" svg:height="1.028cm" draw:z-index="17"><draw:object xlink:href="./Object 111" xlink:type="simple" xlink:show="embed" xlink:actuate="onLoad"/><draw:image xlink:href="./ObjectReplacements/Object 111" xlink:type="simple" xlink:show="embed" xlink:actuate="onLoad"/></draw:frame></text:p>
      <text:p text:style-name="P3">If you fold, you are expecting to improve your odds and win the bet made over <text:span text:style-name="T6">n</text:span> hands.</text:p>
      <text:p text:style-name="P3">In <text:span text:style-name="T6">n</text:span> identical chances, the best chance to win will be<draw:frame draw:style-name="fr1" draw:name="Object126" text:anchor-type="as-char" svg:width="1.716cm" svg:height="1.028cm" draw:z-index="18"><draw:object xlink:href="./Object 110" xlink:type="simple" xlink:show="embed" xlink:actuate="onLoad"/><draw:image xlink:href="./ObjectReplacements/Object 110" xlink:type="simple" xlink:show="embed" xlink:actuate="onLoad"/></draw:frame></text:p>
      <text:p text:style-name="P3">This means, if you allow yourself to wait <text:span text:style-name="T6">n</text:span> hands in a table of N opponents, you will win<draw:frame draw:style-name="fr1" draw:name="Object128" text:anchor-type="as-char" svg:width="3.313cm" svg:height="1.201cm" draw:z-index="19"><draw:object xlink:href="./Object 112" xlink:type="simple" xlink:show="embed" xlink:actuate="onLoad"/><draw:image xlink:href="./ObjectReplacements/Object 112" xlink:type="simple" xlink:show="embed" xlink:actuate="onLoad"/></draw:frame>of the time.</text:p>
      <text:p text:style-name="P3">So if faced with a bet, and you choose to fold against a bet of b, you are saying</text:p>
      <text:p text:style-name="P3"><draw:frame draw:style-name="fr1" draw:name="Object129" text:anchor-type="as-char" svg:width="11.379cm" svg:height="1.307cm" draw:z-index="20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6">n</text:span>?</text:p>
      <text:p text:style-name="P3"><draw:frame draw:style-name="fr1" draw:name="Object130" text:anchor-type="as-char" svg:width="11.696cm" svg:height="1.307cm" draw:z-index="21"><draw:object xlink:href="./Object 114" xlink:type="simple" xlink:show="embed" xlink:actuate="onLoad"/><draw:image xlink:href="./ObjectReplacements/Object 114" xlink:type="simple" xlink:show="embed" xlink:actuate="onLoad"/></draw:frame></text:p>
      <text:p text:style-name="P3"><draw:frame draw:style-name="fr1" draw:name="Object100" text:anchor-type="as-char" svg:width="10.809cm" svg:height="1.312cm" draw:z-index="86"><draw:object xlink:href="./Object 89" xlink:type="simple" xlink:show="embed" xlink:actuate="onLoad"/><draw:image xlink:href="./ObjectReplacements/Object 89" xlink:type="simple" xlink:show="embed" xlink:actuate="onLoad"/></draw:frame></text:p>
      <text:p text:style-name="P3">Wait, we're going to make a function:</text:p>
      <text:p text:style-name="P3"><draw:frame draw:style-name="fr1" draw:name="Object140" text:anchor-type="as-char" svg:width="13.591cm" svg:height="1.201cm" draw:z-index="27"><draw:object xlink:href="./Object 124" xlink:type="simple" xlink:show="embed" xlink:actuate="onLoad"/><draw:image xlink:href="./ObjectReplacements/Object 124" xlink:type="simple" xlink:show="embed" xlink:actuate="onLoad"/></draw:frame></text:p>
      <text:p text:style-name="P3">and <draw:frame draw:style-name="fr1" draw:name="Object141" text:anchor-type="as-char" svg:width="7.276cm" svg:height="0.568cm" draw:z-index="4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3"/>
      <text:p text:style-name="P3">The critical point is:</text:p>
      <text:p text:style-name="P3"><draw:frame draw:style-name="fr1" draw:name="Object131" text:anchor-type="as-char" svg:width="5.659cm" svg:height="1.261cm" draw:z-index="49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3"/>
      <text:p text:style-name="P13">Now, consider that (n-1)C has a frequency dependent on how often I will get a hand good enough to put at least C into the pot</text:p>
      <text:p text:style-name="P13">so, we should replace (n-1)C with rarity*(n-1)*C.</text:p>
      <text:p text:style-name="P13">Here, rarity can be 1-rank or e-&gt;pctWillCall(mean)<text:span text:style-name="T6"> <text:s/>; <text:s/></text:span><text:span text:style-name="T7">If rarity &gt; 1 – 1/RAREST_HAND, singularity occurs</text:span></text:p>
      <text:p text:style-name="P14">So...</text:p>
      <text:p text:style-name="P14"><text:line-break/>R = “rarity”, w = “mean” or “rank”</text:p>
      <text:p text:style-name="P14"><draw:frame draw:style-name="fr1" draw:name="Object85" text:anchor-type="as-char" svg:width="5.837cm" svg:height="1.222cm" draw:z-index="90"><draw:object xlink:href="./Object 74" xlink:type="simple" xlink:show="embed" xlink:actuate="onLoad"/><draw:image xlink:href="./ObjectReplacements/Object 74" xlink:type="simple" xlink:show="embed" xlink:actuate="onLoad"/></draw:frame>, <text:s/><draw:frame draw:style-name="fr1" draw:name="Object86" text:anchor-type="as-char" svg:width="6.548cm" svg:height="1.261cm" draw:z-index="91"><draw:object xlink:href="./Object 75" xlink:type="simple" xlink:show="embed" xlink:actuate="onLoad"/><draw:image xlink:href="./ObjectReplacements/Object 75" xlink:type="simple" xlink:show="embed" xlink:actuate="onLoad"/></draw:frame></text:p>
      <text:p text:style-name="P14"><draw:frame draw:style-name="fr1" draw:name="Object87" text:anchor-type="as-char" svg:width="1.849cm" svg:height="0.483cm" draw:z-index="92"><draw:object xlink:href="./Object 76" xlink:type="simple" xlink:show="embed" xlink:actuate="onLoad"/><draw:image xlink:href="./ObjectReplacements/Object 76" xlink:type="simple" xlink:show="embed" xlink:actuate="onLoad"/></draw:frame> when w=rank, or <draw:frame draw:style-name="fr1" draw:name="Object88" text:anchor-type="as-char" svg:width="4.549cm" svg:height="0.483cm" draw:z-index="93"><draw:object xlink:href="./Object 77" xlink:type="simple" xlink:show="embed" xlink:actuate="onLoad"/><draw:image xlink:href="./ObjectReplacements/Object 77" xlink:type="simple" xlink:show="embed" xlink:actuate="onLoad"/></draw:frame>when w=mean</text:p>
      <text:p text:style-name="P14"><draw:frame draw:style-name="fr1" draw:name="Object90" text:anchor-type="as-char" svg:width="5.71cm" svg:height="1.201cm" draw:z-index="94"><draw:object xlink:href="./Object 79" xlink:type="simple" xlink:show="embed" xlink:actuate="onLoad"/><draw:image xlink:href="./ObjectReplacements/Object 79" xlink:type="simple" xlink:show="embed" xlink:actuate="onLoad"/></draw:frame></text:p>
      <text:p text:style-name="P14"><draw:frame draw:style-name="fr1" draw:name="Object89" text:anchor-type="as-char" svg:width="6.225cm" svg:height="1.201cm" draw:z-index="95"><draw:object xlink:href="./Object 78" xlink:type="simple" xlink:show="embed" xlink:actuate="onLoad"/><draw:image xlink:href="./ObjectReplacements/Object 78" xlink:type="simple" xlink:show="embed" xlink:actuate="onLoad"/></draw:frame>, and K = -1 or K = <draw:frame draw:style-name="fr1" draw:name="Object91" text:anchor-type="as-char" svg:width="3.177cm" svg:height="0.483cm" draw:z-index="96"><draw:object xlink:href="./Object 80" xlink:type="simple" xlink:show="embed" xlink:actuate="onLoad"/><draw:image xlink:href="./ObjectReplacements/Object 80" xlink:type="simple" xlink:show="embed" xlink:actuate="onLoad"/></draw:frame>depending on condition</text:p>
      <text:p text:style-name="P14"><draw:frame draw:style-name="fr1" draw:name="Object92" text:anchor-type="as-char" svg:width="6.225cm" svg:height="1.201cm" draw:z-index="97"><draw:object xlink:href="./Object 81" xlink:type="simple" xlink:show="embed" xlink:actuate="onLoad"/><draw:image xlink:href="./ObjectReplacements/Object 81" xlink:type="simple" xlink:show="embed" xlink:actuate="onLoad"/></draw:frame></text:p>
      <text:p text:style-name="P14"/>
      <text:p text:style-name="P14"><draw:frame draw:style-name="fr1" draw:name="Object93" text:anchor-type="as-char" svg:width="4.313cm" svg:height="1.028cm" draw:z-index="98"><draw:object xlink:href="./Object 82" xlink:type="simple" xlink:show="embed" xlink:actuate="onLoad"/><draw:image xlink:href="./ObjectReplacements/Object 82" xlink:type="simple" xlink:show="embed" xlink:actuate="onLoad"/></draw:frame></text:p>
      <text:p text:style-name="P11"/>
      <text:p text:style-name="P3">Let k be the blind-per-hand, and not assuming half-way average occurrence</text:p>
      <text:p text:style-name="P3"><draw:frame draw:style-name="fr2" draw:name="Object133" text:anchor-type="as-char" svg:y="-0.711cm" svg:width="14.462cm" svg:height="1.162cm" draw:z-index="99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5">ALGB</text:p>
      <text:p text:style-name="P3">First we solve for w, then dw/dBetSize</text:p>
      <text:p text:style-name="P3"><draw:frame draw:style-name="fr2" draw:name="Object134" text:anchor-type="as-char" svg:y="0cm" svg:width="9.767cm" svg:height="0.543cm" draw:z-index="100"><draw:object xlink:href="./Object 118" xlink:type="simple" xlink:show="embed" xlink:actuate="onLoad"/><draw:image xlink:href="./ObjectReplacements/Object 118" xlink:type="simple" xlink:show="embed" xlink:actuate="onLoad"/></draw:frame></text:p>
      <text:p text:style-name="P3"><draw:frame draw:style-name="fr2" draw:name="Object135" text:anchor-type="as-char" svg:y="-0.711cm" svg:width="5.995cm" svg:height="0.566cm" draw:z-index="101"><draw:object xlink:href="./Object 119" xlink:type="simple" xlink:show="embed" xlink:actuate="onLoad"/><draw:image xlink:href="./ObjectReplacements/Object 119" xlink:type="simple" xlink:show="embed" xlink:actuate="onLoad"/></draw:frame></text:p>
      <text:p text:style-name="P3"><draw:frame draw:style-name="fr2" draw:name="Object142" text:anchor-type="as-char" svg:y="-0.711cm" svg:width="3.36cm" svg:height="1.028cm" draw:z-index="102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03"><draw:object xlink:href="./Object 127" xlink:type="simple" xlink:show="embed" xlink:actuate="onLoad"/><draw:image xlink:href="./ObjectReplacements/Object 127" xlink:type="simple" xlink:show="embed" xlink:actuate="onLoad"/></draw:frame></text:p>
      <text:p text:style-name="P3"><draw:frame draw:style-name="fr2" draw:name="Object94" text:anchor-type="as-char" svg:y="-0.711cm" svg:width="12.487cm" svg:height="1.028cm" draw:z-index="104"><draw:object xlink:href="./Object 83" xlink:type="simple" xlink:show="embed" xlink:actuate="onLoad"/><draw:image xlink:href="./ObjectReplacements/Object 83" xlink:type="simple" xlink:show="embed" xlink:actuate="onLoad"/></draw:frame></text:p>
      <text:p text:style-name="P3"><draw:frame draw:style-name="fr2" draw:name="Object144" text:anchor-type="as-char" svg:y="-0.711cm" svg:width="14.882cm" svg:height="1.819cm" draw:z-index="105"><draw:object xlink:href="./Object 128" xlink:type="simple" xlink:show="embed" xlink:actuate="onLoad"/><draw:image xlink:href="./ObjectReplacements/Object 128" xlink:type="simple" xlink:show="embed" xlink:actuate="onLoad"/></draw:frame></text:p>
      <text:p text:style-name="P3"><draw:frame draw:style-name="fr2" draw:name="Object145" text:anchor-type="as-char" svg:y="-0.711cm" svg:width="6.987cm" svg:height="1.298cm" draw:z-index="147"><draw:object xlink:href="./Object 90" xlink:type="simple" xlink:show="embed" xlink:actuate="onLoad"/><draw:image xlink:href="./ObjectReplacements/Object 90" xlink:type="simple" xlink:show="embed" xlink:actuate="onLoad"/></draw:frame></text:p>
      <text:p text:style-name="P15">Geom Vanilla</text:p>
      <text:p text:style-name="P3">Now Geom:</text:p>
      <text:p text:style-name="P3"><draw:frame draw:style-name="fr2" draw:name="Object132" text:anchor-type="as-char" svg:y="-0.711cm" svg:width="12.06cm" svg:height="1.238cm" draw:z-index="106"><draw:object xlink:href="./Object 116" xlink:type="simple" xlink:show="embed" xlink:actuate="onLoad"/><draw:image xlink:href="./ObjectReplacements/Object 116" xlink:type="simple" xlink:show="embed" xlink:actuate="onLoad"/></draw:frame></text:p>
      <text:p text:style-name="P3"/>
      <text:p text:style-name="P3"><draw:frame draw:style-name="fr2" draw:name="Object137" text:anchor-type="as-char" svg:y="-0.711cm" svg:width="10.68cm" svg:height="1.134cm" draw:z-index="107"><draw:object xlink:href="./Object 121" xlink:type="simple" xlink:show="embed" xlink:actuate="onLoad"/><draw:image xlink:href="./ObjectReplacements/Object 121" xlink:type="simple" xlink:show="embed" xlink:actuate="onLoad"/></draw:frame></text:p>
      <text:p text:style-name="P3"><draw:frame draw:style-name="fr2" draw:name="Object136" text:anchor-type="as-char" svg:y="-0.711cm" svg:width="14.106cm" svg:height="1.245cm" draw:z-index="108"><draw:object xlink:href="./Object 120" xlink:type="simple" xlink:show="embed" xlink:actuate="onLoad"/><draw:image xlink:href="./ObjectReplacements/Object 120" xlink:type="simple" xlink:show="embed" xlink:actuate="onLoad"/></draw:frame></text:p>
      <text:p text:style-name="P3"><draw:frame draw:style-name="fr2" draw:name="Object138" text:anchor-type="as-char" svg:y="-0.711cm" svg:width="6.274cm" svg:height="1.732cm" draw:z-index="109"><draw:object xlink:href="./Object 122" xlink:type="simple" xlink:show="embed" xlink:actuate="onLoad"/><draw:image xlink:href="./ObjectReplacements/Object 122" xlink:type="simple" xlink:show="embed" xlink:actuate="onLoad"/></draw:frame></text:p>
      <text:p text:style-name="P3"><draw:frame draw:style-name="fr2" draw:name="Object139" text:anchor-type="as-char" svg:y="-0.711cm" svg:width="5.35cm" svg:height="1.231cm" draw:z-index="110"><draw:object xlink:href="./Object 123" xlink:type="simple" xlink:show="embed" xlink:actuate="onLoad"/><draw:image xlink:href="./ObjectReplacements/Object 123" xlink:type="simple" xlink:show="embed" xlink:actuate="onLoad"/></draw:frame>, <draw:frame draw:style-name="fr2" draw:name="Object146" text:anchor-type="as-char" svg:y="-0.711cm" svg:width="5.443cm" svg:height="1.334cm" draw:z-index="111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5">Geom Call</text:p>
      <text:p text:style-name="P3">Geom for calling vs. folding:</text:p>
      <text:p text:style-name="Standard"><draw:frame draw:style-name="fr1" draw:name="Object65" text:anchor-type="as-char" svg:width="9.744cm" svg:height="1.321cm" draw:z-index="112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13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14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15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16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17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18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19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20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21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22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23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75" text:anchor-type="as-char" svg:width="6.216cm" svg:height="1.101cm" draw:z-index="124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25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26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127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128"><draw:object xlink:href="./Object 65" xlink:type="simple" xlink:show="embed" xlink:actuate="onLoad"/><draw:image xlink:href="./ObjectReplacements/Object 65" xlink:type="simple" xlink:show="embed" xlink:actuate="onLoad"/></draw:frame></text:p>
      <text:p text:style-name="P3"><draw:frame draw:style-name="fr1" draw:name="Object77" text:anchor-type="as-char" svg:width="11.282cm" svg:height="1.131cm" draw:z-index="129"><draw:object xlink:href="./Object 66" xlink:type="simple" xlink:show="embed" xlink:actuate="onLoad"/><draw:image xlink:href="./ObjectReplacements/Object 66" xlink:type="simple" xlink:show="embed" xlink:actuate="onLoad"/></draw:frame></text:p>
      <text:p text:style-name="P3"><draw:frame draw:style-name="fr1" draw:name="Object78" text:anchor-type="as-char" svg:width="6.983cm" svg:height="1.201cm" draw:z-index="130"><draw:object xlink:href="./Object 67" xlink:type="simple" xlink:show="embed" xlink:actuate="onLoad"/><draw:image xlink:href="./ObjectReplacements/Object 67" xlink:type="simple" xlink:show="embed" xlink:actuate="onLoad"/></draw:frame></text:p>
      <text:p text:style-name="P3"/>
      <text:p text:style-name="P16">Geom Raise</text:p>
      <text:p text:style-name="Standard">Geom is <text:span text:style-name="T9">also</text:span> used for raises, so actually</text:p>
      <text:p text:style-name="P3"><draw:frame draw:style-name="fr2" draw:name="Object81" text:anchor-type="as-char" svg:y="-0.711cm" svg:width="14.437cm" svg:height="1.238cm" draw:z-index="87"><draw:object xlink:href="./Object 70" xlink:type="simple" xlink:show="embed" xlink:actuate="onLoad"/><draw:image xlink:href="./ObjectReplacements/Object 70" xlink:type="simple" xlink:show="embed" xlink:actuate="onLoad"/></draw:frame>, where callbet = MYbetsize</text:p>
      <text:p text:style-name="P3"/>
      <text:p text:style-name="P3"><draw:frame draw:style-name="fr2" draw:name="Object82" text:anchor-type="as-char" svg:y="-0.711cm" svg:width="12.612cm" svg:height="1.162cm" draw:z-index="133"><draw:object xlink:href="./Object 71" xlink:type="simple" xlink:show="embed" xlink:actuate="onLoad"/><draw:image xlink:href="./ObjectReplacements/Object 71" xlink:type="simple" xlink:show="embed" xlink:actuate="onLoad"/></draw:frame></text:p>
      <text:p text:style-name="P3"><draw:frame draw:style-name="fr2" draw:name="Object83" text:anchor-type="as-char" svg:y="-0.711cm" svg:width="15.894cm" svg:height="1.245cm" draw:z-index="134"><draw:object xlink:href="./Object 72" xlink:type="simple" xlink:show="embed" xlink:actuate="onLoad"/><draw:image xlink:href="./ObjectReplacements/Object 72" xlink:type="simple" xlink:show="embed" xlink:actuate="onLoad"/></draw:frame></text:p>
      <text:p text:style-name="P3"><draw:frame draw:style-name="fr2" draw:name="Object84" text:anchor-type="as-char" svg:y="-0.711cm" svg:width="8.065cm" svg:height="1.732cm" draw:z-index="135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0"><draw:frame draw:style-name="fr2" draw:name="Object79" text:anchor-type="as-char" svg:y="-0.711cm" svg:width="6.539cm" svg:height="1.231cm" draw:z-index="136"><draw:object xlink:href="./Object 68" xlink:type="simple" xlink:show="embed" xlink:actuate="onLoad"/><draw:image xlink:href="./ObjectReplacements/Object 68" xlink:type="simple" xlink:show="embed" xlink:actuate="onLoad"/></draw:frame></text:span><text:span text:style-name="T10">, </text:span><text:span text:style-name="T10"><draw:frame draw:style-name="fr2" draw:name="Object80" text:anchor-type="as-char" svg:y="-0.711cm" svg:width="6.632cm" svg:height="1.334cm" draw:z-index="137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Standard">you want to find dw/dMYbetsize = (dw/dpot) * (dpot/dMYbetsize) = (dw/dpot) * dexf</text:p>
      <text:p text:style-name="Standard"><draw:frame draw:style-name="fr1" draw:name="Object147" text:anchor-type="as-char" svg:width="14.129cm" svg:height="1.746cm" draw:z-index="138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139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140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141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142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143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144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2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22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159" text:anchor-type="as-char" svg:width="6.177cm" svg:height="1.134cm" draw:z-index="26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1" draw:name="Object95" text:anchor-type="as-char" svg:width="6.572cm" svg:height="0.534cm" draw:z-index="30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So finally,</text:p>
      <text:p text:style-name="Standard"><draw:frame draw:style-name="fr1" draw:name="Object156" text:anchor-type="as-char" svg:width="17.295cm" svg:height="1.575cm" draw:z-index="31"><draw:object xlink:href="./Object 140" xlink:type="simple" xlink:show="embed" xlink:actuate="onLoad"/><draw:image xlink:href="./ObjectReplacements/Object 140" xlink:type="simple" xlink:show="embed" xlink:actuate="onLoad"/></draw:frame></text:p>
      <text:p text:style-name="P3"><draw:frame draw:style-name="fr1" draw:name="Object163" text:anchor-type="as-char" svg:width="13.48cm" svg:height="1.139cm" draw:z-index="32"><draw:object xlink:href="./Object 147" xlink:type="simple" xlink:show="embed" xlink:actuate="onLoad"/><draw:image xlink:href="./ObjectReplacements/Object 147" xlink:type="simple" xlink:show="embed" xlink:actuate="onLoad"/></draw:frame></text:p>
      <text:p text:style-name="P3"><draw:frame draw:style-name="fr1" draw:name="Object96" text:anchor-type="as-char" svg:width="12.502cm" svg:height="1.088cm" draw:z-index="33"><draw:object xlink:href="./Object 85" xlink:type="simple" xlink:show="embed" xlink:actuate="onLoad"/><draw:image xlink:href="./ObjectReplacements/Object 85" xlink:type="simple" xlink:show="embed" xlink:actuate="onLoad"/></draw:frame></text:p>
      <text:p text:style-name="P3"><draw:frame draw:style-name="fr1" draw:name="Object97" text:anchor-type="as-char" svg:width="7.959cm" svg:height="1.78cm" draw:z-index="34"><draw:object xlink:href="./Object 86" xlink:type="simple" xlink:show="embed" xlink:actuate="onLoad"/><draw:image xlink:href="./ObjectReplacements/Object 86" xlink:type="simple" xlink:show="embed" xlink:actuate="onLoad"/></draw:frame></text:p>
      <text:p text:style-name="P3"><draw:frame draw:style-name="fr1" draw:name="Object152" text:anchor-type="as-char" svg:width="12.49cm" svg:height="1.78cm" draw:z-index="40"><draw:object xlink:href="./Object 136" xlink:type="simple" xlink:show="embed" xlink:actuate="onLoad"/><draw:image xlink:href="./ObjectReplacements/Object 136" xlink:type="simple" xlink:show="embed" xlink:actuate="onLoad"/></draw:frame>, <text:s/>note that C is different than the C for dw/dbetSize of calling</text:p>
      <text:p text:style-name="P3"/>
      <text:p text:style-name="P3">Try Geom if you can check (betSize is what would you raise to, callbet is the current callbet)</text:p>
      <text:p text:style-name="P3">I think we just let FG = 0, riskLoss = 0</text:p>
      <text:p text:style-name="P3"/>
      <text:p text:style-name="P3">Let's model riskLoss: “How much can another guy win by reraising me? This puts a deterrent on overraising here”</text:p>
      <text:p text:style-name="P3">try, FG(avgPot/numInHand + k, raiseTo, 1-1/N, B, N) + avgPot/numInHand + k</text:p>
      <text:p text:style-name="P3">d__d_pot = FG.dF_dAmountSacrifice / numInHand <text:s text:c="2"/>+ <text:s text:c="2"/>1/numInHand</text:p>
      <text:p text:style-name="P3"/>
      <text:p text:style-name="P3"/>
      <text:p text:style-name="P11">For convenience, we will compute a few common derivatives</text:p>
      <text:p text:style-name="P3"><draw:frame draw:style-name="fr2" draw:name="Object98" text:anchor-type="as-char" svg:y="-0.711cm" svg:width="5.98cm" svg:height="1.279cm" draw:z-index="145"><draw:object xlink:href="./Object 87" xlink:type="simple" xlink:show="embed" xlink:actuate="onLoad"/><draw:image xlink:href="./ObjectReplacements/Object 87" xlink:type="simple" xlink:show="embed" xlink:actuate="onLoad"/></draw:frame></text:p>
      <text:p text:style-name="P3"><draw:frame draw:style-name="fr2" draw:name="Object99" text:anchor-type="as-char" svg:y="-0.711cm" svg:width="5.65cm" svg:height="1.134cm" draw:z-index="146"><draw:object xlink:href="./Object 88" xlink:type="simple" xlink:show="embed" xlink:actuate="onLoad"/><draw:image xlink:href="./ObjectReplacements/Object 88" xlink:type="simple" xlink:show="embed" xlink:actuate="onLoad"/></draw:frame></text:p>
      <text:p text:style-name="P11">Formula to convert from (PCT, WL) to (wins, splits, loss):</text:p>
      <text:p text:style-name="P17"><draw:frame draw:style-name="fr1" draw:name="Object26" text:anchor-type="as-char" svg:width="3.067cm" svg:height="1.02cm" draw:z-index="70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71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72"><draw:object xlink:href="./Object 14" xlink:type="simple" xlink:show="embed" xlink:actuate="onLoad"/><draw:image xlink:href="./ObjectReplacements/Object 14" xlink:type="simple" xlink:show="embed" xlink:actuate="onLoad"/></draw:frame></text:p>
      <text:p text:style-name="P17"><draw:frame draw:style-name="fr1" draw:name="Object30" text:anchor-type="as-char" svg:width="4.764cm" svg:height="0.529cm" draw:z-index="78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80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81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3" draw:name="Object33" text:anchor-type="as-char" svg:width="6.708cm" svg:height="1.706cm" draw:z-index="82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3">R3 := R3 – R2<text:tab/><text:tab/><draw:frame draw:style-name="fr3" draw:name="Object34" text:anchor-type="as-char" svg:width="5.659cm" svg:height="1.702cm" draw:z-index="83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R2 := R2 – R3<text:tab/><text:tab/><draw:frame draw:style-name="fr3" draw:name="Object35" text:anchor-type="as-char" svg:width="5.803cm" svg:height="1.702cm" draw:z-index="88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R1 := (-1)R1<text:tab/><text:tab/><text:tab/><draw:frame draw:style-name="fr3" draw:name="Object36" text:anchor-type="as-char" svg:width="5.493cm" svg:height="1.702cm" draw:z-index="89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R1 := R1 + (WL)R2<text:tab/><text:tab/><draw:frame draw:style-name="fr3" draw:name="Object38" text:anchor-type="as-char" svg:width="6.643cm" svg:height="1.715cm" draw:z-index="131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R2 := (2WL-1)R2<text:tab/><text:tab/><draw:frame draw:style-name="fr3" draw:name="Object39" text:anchor-type="as-char" svg:width="8.731cm" svg:height="1.732cm" draw:z-index="132"><draw:object xlink:href="./Object 23" xlink:type="simple" xlink:show="embed" xlink:actuate="onLoad"/><draw:image xlink:href="./ObjectReplacements/Object 23" xlink:type="simple" xlink:show="embed" xlink:actuate="onLoad"/></draw:frame></text:p>
      <text:p text:style-name="P3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Raw results</text:p>
      <text:p text:style-name="P3"><draw:frame draw:style-name="fr3" draw:name="Object41" text:anchor-type="as-char" svg:width="4.172cm" svg:height="1.032cm" draw:z-index="45"><draw:object xlink:href="./Object 25" xlink:type="simple" xlink:show="embed" xlink:actuate="onLoad"/><draw:image xlink:href="./ObjectReplacements/Object 25" xlink:type="simple" xlink:show="embed" xlink:actuate="onLoad"/></draw:frame> , <text:span text:style-name="T11"><draw:frame draw:style-name="fr3" draw:name="Object42" text:anchor-type="as-char" svg:width="4.902cm" svg:height="1.032cm" draw:z-index="46"><draw:object xlink:href="./Object 26" xlink:type="simple" xlink:show="embed" xlink:actuate="onLoad"/><draw:image xlink:href="./ObjectReplacements/Object 26" xlink:type="simple" xlink:show="embed" xlink:actuate="onLoad"/></draw:frame></text:span><text:span text:style-name="T11"> , </text:span><text:span text:style-name="T11"><draw:frame draw:style-name="fr3" draw:name="Object43" text:anchor-type="as-char" svg:width="5.392cm" svg:height="0.543cm" draw:z-index="4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8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3">Other conveniences:</text:p>
      <text:p text:style-name="P19"><text:span text:style-name="T12">(2PCT – 1) = </text:span><text:span text:style-name="T6">wins</text:span><text:span text:style-name="T12"> – </text:span><text:span text:style-name="T6">losses</text:span></text:p>
      <text:p text:style-name="P20"><text:span text:style-name="T6">splits</text:span> = (PCT<text:span text:style-name="T6"> – win</text:span><text:span text:style-name="T13">s)×2</text:span></text:p>
      <text:p text:style-name="P21"/>
      <text:p text:style-name="P21">Special cases: WL = 0, (2<text:span text:style-name="T14">×</text:span>PCT – 1) = 0, WL = 1, WL = 0.5, PCT = 1;</text:p>
      <text:p text:style-name="P21">Dangerous cases: WL = 0.5;</text:p>
      <text:p text:style-name="P21"/>
      <text:p text:style-name="P21">When splits = 1, WL (0/0) would originally be saved as 0. This is PCT = 0.5. (Handled by default)</text:p>
      <text:p text:style-name="P21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8-02-10T17:42:41</dc:date>
    <dc:language>en-US</dc:language>
    <meta:editing-cycles>151</meta:editing-cycles>
    <meta:editing-duration>P15DT23H3M56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48" meta:page-count="20" meta:paragraph-count="225" meta:word-count="1107" meta:character-count="6138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row>
                  <math:mn>1</math:mn>
                  <math:mo math:stretchy="false">−</math:mo>
                  <math:mi>f</math:mi>
                </math:mrow>
                <math:mo math:stretchy="false">−</math:mo>
                <math:msub>
                  <math:mi>f</math:mi>
                  <math:mi>d</math:mi>
                </math:msub>
              </math:mrow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 - f - f_d + 
{{f_pot + {left( 1 + e^"*"_live  right)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>n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i math:fontstyle="italic">lookup</math:mi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</math:mrow>
        </math:mfenced>
        <math:mi>N</math:mi>
      </math:msup>
      <math:mi>b</math:mi>
    </math:mrow>
    <math:annotation math:encoding="StarMath 5.0">G = -{nC} over 2 + w_f b - left( 1-w_f right) b = - { {left( n-1 right) C} over 2} - b + 2 left( lookup left( 1 - 1 over n right)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i math:fontstyle="italic">lookup</math:mi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i math:fontstyle="italic">dlookup</math:mi>
      </math:mrow>
      <math:mrow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o math:stretchy="false">×</math:mo>
        <math:mfrac>
          <math:mi>d</math:mi>
          <math:mi math:fontstyle="italic">dn</math:mi>
        </math:mfrac>
      </math:mrow>
      <math:mfenced math:open="{" math:close="}">
        <math:mrow>
          <math:mo math:stretchy="false">−</math:mo>
          <math:msup>
            <math:mi>n</math:mi>
            <math:mrow>
              <math:mo math:stretchy="false">−</math:mo>
              <math:mn>1</math:mn>
            </math:mrow>
          </math:msup>
        </math:mrow>
      </math:mfenced>
    </math:mrow>
    <math:annotation math:encoding="StarMath 5.0">dG  over dn = -C over 2 + 2 b N left ( lookup left( 1 - 1 over n right) right)^(N-1) times  dlookup left( 1 - 1 over n right) times {d over dn} left lbrace - {n^{-1}} right rbrace
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w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w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row>
                  <math:mrow>
                    <math:mn>1</math:mn>
                    <math:mo math:stretchy="false">+</math:mo>
                    <math:msub>
                      <math:mi math:fontstyle="italic">dFG</math:mi>
                      <math:mi>b</math:mi>
                    </math:msub>
                  </math:mrow>
                  <math:mo math:stretchy="false">+</math:mo>
                  <math:msub>
                    <math:mi math:fontstyle="italic">FG</math:mi>
                    <math:mi>a</math:mi>
                  </math:msub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_b + FG_a {dw over dbetSize} right) left( pot + betSize right) - left( betSize + FG right)left( dpot + 1 right)}
 over 
 left( pot + betSize right) ^2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frac>
              <math:mi math:fontstyle="italic">dw</math:mi>
              <math:mi math:fontstyle="italic">dMYbetSize</math:mi>
            </math:mfrac>
            <math:mi math:fontstyle="italic">dexf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 {d over dpot}
	left lbrace
left( 1+pot over B right)^{f(w)} left(1 - betSize over B right)^ left( 1- f(w) right)
	right rbrace
=  FG_a {dw over dMYbetSize} over dexf + FG_b over dexf - driskLoss over dpot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 


	{dw over dbetSize}
	

=

{dw over dpot} times {dpot over dbetsize}

=

dexf

{
{
 left(
					

 B - betSize 
 right)

cdot h times C - FG_b over dexf  + driskLoss over dpot 
}
over left[
FG_a  -
left( B - betSize right) 

left lbrace
	h times
			"A"
	right rbrace	
	
	
right]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row>
            <math:mfrac>
              <math:mi math:fontstyle="italic">dFG</math:mi>
              <math:mi math:fontstyle="italic">dpot</math:mi>
            </math:mfrac>
            <math:mo math:stretchy="false">−</math:mo>
            <math:mfrac>
              <math:mi math:fontstyle="italic">driskLoss</math:mi>
              <math:mi math:fontstyle="italic">dpot</math:mi>
            </math:mfrac>
          </math:mrow>
        </math:mrow>
        <math:mo math:stretchy="false">=</math:mo>
        <math:msub>
          <math:mi math:fontstyle="italic">FG</math:mi>
          <math:mi>a</math:mi>
        </math:msub>
      </math:mrow>
      <math:mrow>
        <math:mrow>
          <math:mrow>
            <math:mfrac>
              <math:mfrac>
                <math:mi math:fontstyle="italic">dw</math:mi>
                <math:mi math:fontstyle="italic">dMYbetSize</math:mi>
              </math:mfrac>
              <math:mi math:fontstyle="italic">dexf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i math:fontstyle="italic">dw</math:mi>
            <math:mi math:fontstyle="italic">dpot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{d over dpot}
	left lbrace
g
	right rbrace
=  dFG over dpot - driskLoss over dpot =  FG_a {dw over dMYbetSize} over dexf + FG_b over dexf   - driskLoss over dpot 
=  FG_a {dw over dpot} + FG_b over dexf   - driskLoss over dpot 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G</math:mi>
        <math:mi>a</math:mi>
      </math:msub>
      <math:mrow>
        <math:mrow>
          <math:mrow>
            <math:mfrac>
              <math:mi math:fontstyle="italic">dw</math:mi>
              <math:mi math:fontstyle="italic">dpot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FG_a {dw over dpot} + FG_b over dexf  - driskLoss over dpot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sup>
            <math:mi>s</math:mi>
            <math:mi math:fontstyle="italic">av</math:mi>
            <math:mtext>*</math:mtext>
          </math:msubsup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+</math:mo>
                    <math:mn>1</math:mn>
                  </math:mrow>
                  <math:mo math:stretchy="false">+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+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left( 1 + e^"*"_live right)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 {d over dbetSize}
	left lbrace
left( 1+pot over B right)^{f(w)} left(1 - betSize over B right)^ left( 1- f(w) right)
	right rbrace
=  dFG over dbetSiz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sub>
            <math:mi math:fontstyle="italic">FG</math:mi>
            <math:mi>b</math:mi>
          </math:msub>
        </math:mrow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FG_b

}
over
{
FG_a - 
left( B - betSize right) 

left lbrace
	h times
			"A"
	right rbrace	
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 - riskLoss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 - riskLoss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row>
            <math:mn>1</math:mn>
            <math:mo math:stretchy="false">+</math:mo>
            <math:mfrac>
              <math:mrow>
                <math:mi math:fontstyle="italic">FG</math:mi>
                <math:mfenced math:open="" math:close="">
                  <math:mrow>
                    <math:mrow>
                      <math:mi math:fontstyle="italic">alreadyBet</math:mi>
                      <math:mo math:stretchy="false">+</math:mo>
                      <math:mi>k</math:mi>
                    </math:mrow>
                    <math:mi>,</math:mi>
                    <math:mi math:fontstyle="italic">callbet</math:mi>
                    <math:mi>,</math:mi>
                    <math:mi>w</math:mi>
                    <math:mi>,</math:mi>
                    <math:mi>B</math:mi>
                    <math:mi>,</math:mi>
                    <math:mi>N</math:mi>
                  </math:mrow>
                </math:mfenced>
              </math:mrow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w, B, N right)} over B - riskLoss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row>
            <math:mn>1</math:mn>
            <math:mo math:stretchy="false">+</math:mo>
            <math:mfrac>
              <math:mi math:fontstyle="italic">FG</math:mi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 - riskLoss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- riskLoss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 - riskLoss} 
right] - log left( B - betSize right)
}
over
{log left( {B+pot} over {B - betSize} right)  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 math:fontstyle="italic">nR</math:mi>
                      <math:mo math:stretchy="false">−</math:mo>
                      <math:mn>1</math:mn>
                    </math:mrow>
                  </math:mfenced>
                  <math:mi>C</math:mi>
                </math:mrow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 { {left( nR-1 right) C} over 2} - b + 2 left( 1 - 1 over n right)^N b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 math:fontstyle="italic">R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{RC over 2} + 2 b N left ( 1 - 1 over n right)^(N-1) times left[ {1 over n^2} right]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 math:fontstyle="italic">dR</math:mi>
      <math:mo math:stretchy="false">=</math:mo>
      <math:mrow>
        <math:mo math:stretchy="false">−</math:mo>
        <math:mi math:fontstyle="italic">dw</math:mi>
      </math:mrow>
    </math:mrow>
    <math:annotation math:encoding="StarMath 5.0">dR = -dw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R</math:mi>
        <math:mo math:stretchy="false">=</math:mo>
        <math:mi math:fontstyle="italic">pctWillCallD</math:mi>
      </math:mrow>
      <math:mrow>
        <math:mo math:stretchy="false">(</math:mo>
        <math:mi>w</math:mi>
        <math:mo math:stretchy="false">)</math:mo>
      </math:mrow>
      <math:mi math:fontstyle="italic">dw</math:mi>
    </math:mrow>
    <math:annotation math:encoding="StarMath 5.0">dR  = pctWillCallD(w) dw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o math:stretchy="false">−</math:mo>
                <math:mrow>
                  <math:mfenced math:open="" math:close="">
                    <math:mi>n</math:mi>
                  </math:mfenced>
                  <math:mfrac>
                    <math:mi>C</math:mi>
                    <math:mn>2</math:mn>
                  </math:mfrac>
                </math:mrow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w over db} cdot K + 2 left( 1 - 1 over n right)^N - 1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o math:stretchy="false">−</math:mo>
              <math:mrow>
                <math:mfenced math:open="" math:close="">
                  <math:mi>n</math:mi>
                </math:mfenced>
                <math:mfrac>
                  <math:mi>C</math:mi>
                  <math:mn>2</math:mn>
                </math:mfrac>
              </math:mrow>
            </math:mrow>
            <math:mo math:stretchy="false">⋅</math:mo>
            <math:mfrac>
              <math:mi math:fontstyle="italic">dR</math:mi>
              <math:mi math:fontstyle="italic">db</math:mi>
            </math:mfrac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2} cdot {dR over db} + 2 left( 1 - 1 over n right)^N -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 math:fontstyle="italic">pctWillCallD</math:mi>
      <math:mrow>
        <math:mo math:stretchy="false">(</math:mo>
        <math:mi>w</math:mi>
        <math:mo math:stretchy="false">)</math:mo>
      </math:mrow>
    </math:mrow>
    <math:annotation math:encoding="StarMath 5.0">pctWillCallD(w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row>
                  <math:mo math:stretchy="false">−</math:mo>
                  <math:mfenced math:open="" math:close="">
                    <math:mi>n</math:mi>
                  </math:mfenced>
                </math:mrow>
                <math:mfrac>
                  <math:mi>C</math:mi>
                  <math:mn>2</math:mn>
                </math:mfrac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{-left( n right) C over 2} cdot {dw over db} cdot K + 2 left( 1 - 1 over n right)^N - 1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</math:mi>
        </math:mfrac>
        <math:mo math:stretchy="false">=</math:mo>
        <math:msub>
          <math:mi math:fontstyle="italic">dFG</math:mi>
          <math:mi>a</math:mi>
        </math:msub>
      </math:mrow>
      <math:mrow>
        <math:mfrac>
          <math:mi math:fontstyle="italic">dw</math:mi>
          <math:mi math:fontstyle="italic">db</math:mi>
        </math:mfrac>
        <math:mo math:stretchy="false">+</math:mo>
        <math:msub>
          <math:mi math:fontstyle="italic">dFG</math:mi>
          <math:mi>b</math:mi>
        </math:msub>
      </math:mrow>
    </math:mrow>
    <math:annotation math:encoding="StarMath 5.0">dFG over db = dFG_a {dw over db} + dFG_b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row>
          <math:mfenced math:open="[" math:close="]">
            <math:mrow>
              <math:mi math:fontstyle="italic">pot</math:mi>
              <math:mo math:stretchy="false">+</math:mo>
              <math:mi math:fontstyle="italic">betSize</math:mi>
            </math:mrow>
          </math:mfenced>
          <math:mo math:stretchy="false">×</math:mo>
          <math:msup>
            <math:mi math:fontstyle="italic">Nw</math:mi>
            <math:mrow>
              <math:mi>N</math:mi>
              <math:mo math:stretchy="false">−</math:mo>
              <math:mn>1</math:mn>
            </math:mrow>
          </math:msup>
        </math:mrow>
      </math:mrow>
      <math:mrow>
        <math:mfrac>
          <math:mi math:fontstyle="italic">dw</math:mi>
          <math:mi math:fontstyle="italic">dbetSize</math:mi>
        </math:mfrac>
        <math:mo math:stretchy="false">=</math:mo>
        <math:mrow>
          <math:mn>1</math:mn>
          <math:mo math:stretchy="false">+</math:mo>
          <math:msub>
            <math:mi math:fontstyle="italic">FG</math:mi>
            <math:mi>a</math:mi>
          </math:msub>
        </math:mrow>
      </math:mrow>
      <math:mrow>
        <math:mfrac>
          <math:mi math:fontstyle="italic">dw</math:mi>
          <math:mi math:fontstyle="italic">dbetSize</math:mi>
        </math:mfrac>
        <math:mo math:stretchy="false">+</math:mo>
        <math:msub>
          <math:mi math:fontstyle="italic">FG</math:mi>
          <math:mi>b</math:mi>
        </math:msub>
      </math:mrow>
    </math:mrow>
    <math:annotation math:encoding="StarMath 5.0">left( dpot +1 right) w^N + left[ pot + betSize right] times {Nw^{N-1}}  {dw over dbetSize}
=

{  1 } + FG_a {dw over dbetSize} + FG_b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Bg</math:mi>
          <math:mo math:stretchy="false">=</math:mo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×</math:mo>
            <math:mi>h</math:mi>
          </math:mrow>
        </math:mrow>
        <math:mo math:stretchy="false">=</math:mo>
        <math:mi>B</math:mi>
      </math:mrow>
      <math:mrow>
        <math:mi>h</math:mi>
        <math:mo math:stretchy="false">−</math:mo>
        <math:mrow>
          <math:mi math:fontstyle="italic">betSize</math:mi>
          <math:mo math:stretchy="false">⋅</math:mo>
          <math:mi>h</math:mi>
        </math:mrow>
      </math:mrow>
    </math:mrow>
    <math:annotation math:encoding="StarMath 5.0">Bg = 

left(B - betSize right) times h
= B h - betSize cdot h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enced>
      <math:mrow>
        <math:mfrac>
          <math:mi math:fontstyle="italic">dw</math:mi>
          <math:mi math:fontstyle="italic">dpot</math:mi>
        </math:mfrac>
        <math:mo math:stretchy="false">=</math:mo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</math:mrow>
    </math:mrow>
    <math:annotation math:encoding="StarMath 5.0">left[
FG_a  -
left( B - betSize right) 

left lbrace
	h times
			"A"
	right rbrace	
	
	
right]
{dw over dpot}
= 


 left(
					

 B - betSize 
 right)

cdot h times C - FG_b over dexf + driskLoss over dpot 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
{dw over dpot}
= 

{
 left(
					

 B - betSize 
 right)

cdot h times C - FG_b over dexf  + driskLoss over dpot 
}
over left[
FG_a  -
left( B - betSize right) 

left lbrace
	h times
			"A"
	right rbrace	
	
	
right]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sup>
            <math:mi>w</math:mi>
            <math:mi>N</math:mi>
          </math:msup>
        </math:msup>
      </math:mrow>
      <math:msup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sup>
    </math:mrow>
    <math:annotation math:encoding="StarMath 5.0">U = left( 1+pot over B right)^{w^N} left(1 - betSize over B right)^ left( 1- w^N right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U</math:mi>
          <math:mi math:fontstyle="italic">dw</math:mi>
        </math:mfrac>
        <math:mo math:stretchy="false">=</math:mo>
        <math:msup>
          <math:mi math:fontstyle="italic">Nw</math:mi>
          <math:mrow>
            <math:mi>N</math:mi>
            <math:mo math:stretchy="false">−</math:mo>
            <math:mn>1</math:mn>
          </math:mrow>
        </math:msup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  <math:mi>U</math:mi>
    </math:mrow>
    <math:annotation math:encoding="StarMath 5.0">dU over dw =  {Nw^{N-1}}  log left( {B+pot} over {B - betSize} right) U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row>
          <math:msup>
            <math:mfenced math:open="" math:close="">
              <math:mrow>
                <math:mi math:fontstyle="italic">lookup</math:mi>
                <math:mfenced math:open="" math:close="">
                  <math:mrow>
                    <math:mn>1</math:mn>
                    <math:mo math:stretchy="false">−</math:mo>
                    <math:mfrac>
                      <math:mn>1</math:mn>
                      <math:mi>n</math:mi>
                    </math:mfrac>
                  </math:mrow>
                </math:mfenced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  <math:mo math:stretchy="false">×</math:mo>
        <math:mi math:fontstyle="italic">dlookup</math:mi>
      </math:mrow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dG  over dn = -{C over 2} + 2 b N left ( lookup left( 1 - 1 over n right) right)^(N-1) times left[ {1 over n^2} right] times dlookup left( 1 - 1 over n 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sub>
                  <math:mi math:fontstyle="italic">FG</math:mi>
                  <math:mi>b</math:mi>
                </math:msub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−</math:mo>
            <math:msub>
              <math:mi math:fontstyle="italic">FG</math:mi>
              <math:mi>a</math:mi>
            </math:msub>
          </math:mrow>
        </math:mrow>
      </math:mfrac>
    </math:mrow>
    <math:annotation math:encoding="StarMath 5.0">{dw over dbetSize }
=
{left( 1 + FG_b right) - left( dpot + 1 right) w^N } over {left( pot + betSize right) N w^{N-1} - FG_a } 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